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477cm"/>
    </style:style>
    <style:style style:name="gr4" style:family="graphic" style:parent-style-name="standard">
      <style:graphic-properties draw:stroke="solid" svg:stroke-width="0.035cm" svg:stroke-color="#3faf46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color="#3faf46"/>
    </style:style>
    <style:style style:name="P5" style:family="paragraph">
      <loext:graphic-properties draw:fill="none" draw:fill-color="#ffffff"/>
      <style:paragraph-properties fo:text-align="center"/>
      <style:text-properties fo:color="#3faf46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8cm" svg:height="1.524cm" svg:x="1.501cm" svg:y="2.143cm">
          <draw:text-box>
            <text:p text:style-name="P1"><text:span text:style-name="T1">Attribute</text:span></text:p>
            <text:p text:style-name="P1"><text:span text:style-name="T1">Header</text:span></text:p>
          </draw:text-box>
        </draw:frame>
        <draw:line draw:style-name="gr2" draw:text-style-name="P1" draw:layer="layout" svg:x1="1.5cm" svg:y1="1.659cm" svg:x2="4.429cm" svg:y2="1.635cm">
          <text:p/>
        </draw:line>
        <draw:frame draw:style-name="gr3" draw:text-style-name="P3" draw:layer="layout" svg:width="1.778cm" svg:height="0.727cm" svg:x="6.715cm" svg:y="0.908cm">
          <draw:text-box>
            <text:p text:style-name="P1"><text:span text:style-name="T2">varying-byte Length</text:span></text:p>
          </draw:text-box>
        </draw:frame>
        <draw:line draw:style-name="gr2" draw:text-style-name="P1" draw:layer="layout" svg:x1="4.429cm" svg:y1="1.635cm" svg:x2="10.906cm" svg:y2="1.635cm">
          <text:p/>
        </draw:line>
        <draw:frame draw:style-name="gr4" draw:text-style-name="P5" draw:layer="layout" svg:width="6.477cm" svg:height="0.762cm" svg:x="4.429cm" svg:y="2.143cm">
          <draw:text-box>
            <text:p text:style-name="P4"><text:span text:style-name="T1">Attribute type</text:span></text:p>
          </draw:text-box>
        </draw:frame>
        <draw:frame draw:style-name="gr5" draw:text-style-name="P2" draw:layer="layout" svg:width="2.159cm" svg:height="0.762cm" svg:x="6.588cm" svg:y="2.905cm">
          <draw:text-box>
            <text:p text:style-name="P1"><text:span text:style-name="T1">Attribute</text:span></text:p>
          </draw:text-box>
        </draw:frame>
        <draw:frame draw:style-name="gr5" draw:text-style-name="P2" draw:layer="layout" svg:width="2.159cm" svg:height="0.762cm" svg:x="8.747cm" svg:y="2.905cm">
          <draw:text-box>
            <text:p text:style-name="P1"><text:span text:style-name="T1">Attribute</text:span></text:p>
          </draw:text-box>
        </draw:frame>
        <draw:frame draw:style-name="gr5" draw:text-style-name="P2" draw:layer="layout" svg:width="2.159cm" svg:height="0.762cm" svg:x="4.429cm" svg:y="2.905cm">
          <draw:text-box>
            <text:p text:style-name="P1"><text:span text:style-name="T1">Attribute</text:span></text:p>
          </draw:text-box>
        </draw:frame>
        <draw:frame draw:style-name="gr3" draw:text-style-name="P3" draw:layer="layout" svg:width="1.778cm" svg:height="0.727cm" svg:x="2.143cm" svg:y="0.908cm">
          <draw:text-box>
            <text:p text:style-name="P1"><text:span text:style-name="T2">varying-byte Length</text:span></text:p>
          </draw:text-box>
        </draw:frame>
        <draw:frame draw:style-name="gr3" draw:text-style-name="P3" draw:layer="layout" svg:width="1.778cm" svg:height="0.727cm" svg:x="13.192cm" svg:y="0.908cm">
          <draw:text-box>
            <text:p text:style-name="P1"><text:span text:style-name="T2">varying-byte Length</text:span></text:p>
          </draw:text-box>
        </draw:frame>
        <draw:line draw:style-name="gr2" draw:text-style-name="P1" draw:layer="layout" svg:x1="10.906cm" svg:y1="1.635cm" svg:x2="17.383cm" svg:y2="1.635cm">
          <text:p/>
        </draw:line>
        <draw:frame draw:style-name="gr4" draw:text-style-name="P5" draw:layer="layout" svg:width="6.477cm" svg:height="0.762cm" svg:x="10.906cm" svg:y="2.143cm">
          <draw:text-box>
            <text:p text:style-name="P4"><text:span text:style-name="T1">Attribute type</text:span></text:p>
          </draw:text-box>
        </draw:frame>
        <draw:frame draw:style-name="gr5" draw:text-style-name="P2" draw:layer="layout" svg:width="6.477cm" svg:height="0.762cm" svg:x="10.906cm" svg:y="2.905cm">
          <draw:text-box>
            <text:p text:style-name="P1"><text:span text:style-name="T1">Attribu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2T10:07:03.577000000</dc:date>
    <meta:editing-duration>PT25M20S</meta:editing-duration>
    <meta:editing-cycles>5</meta:editing-cycles>
    <meta:generator>LibreOffice/6.3.3.2$Windows_X86_64 LibreOffice_project/a64200df03143b798afd1ec74a12ab50359878ed</meta:generator>
    <meta:document-statistic meta:object-count="13"/>
  </office:meta>
</office:document-meta>
</file>